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2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'&lt;'</text:span> | <text:span text:style-name="T2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‘&gt;’</text:span> | <text:span text:style-name="T2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</text:span><text:span text:style-name="T4">'\n'</text:span><text:span text:style-name="T1">? 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</text:span><text:span text:style-name="T4">'\n'</text:span><text:span text:style-name="T1">? 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(</text:span><text:span text:style-name="T2">'-'</text:span><text:span text:style-name="T3"> | </text:span><text:span text:style-name="T2">‘¬’</text:span><text:span text:style-name="T3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2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07:39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9T17:20:14.005000000</dc:date>
    <meta:editing-duration>PT5H38M5S</meta:editing-duration>
    <meta:editing-cycles>83</meta:editing-cycles>
    <meta:generator>LibreOffice/6.1.5.2$Windows_X86_64 LibreOffice_project/90f8dcf33c87b3705e78202e3df5142b201bd805</meta:generator>
    <meta:document-statistic meta:table-count="1" meta:cell-count="225" meta:object-count="0"/>
  </office:meta>
</office:document-meta>
</file>